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7000003AC2B3A6D08.png"/>
  <manifest:file-entry manifest:media-type="image/png" manifest:full-path="Pictures/10000000000002AA0000038CD980E8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5.92cm" svg:height="22.039cm" svg:x="0cm" svg:y="0cm">
        <draw:image xlink:href="Pictures/10000000000002A7000003AC2B3A6D08.png" xlink:type="simple" xlink:show="embed" xlink:actuate="onLoad">
          <text:p/>
        </draw:image>
      </draw:frame>
      <draw:frame text:anchor-type="page" text:anchor-page-number="0" draw:z-index="2" draw:style-name="gr1" draw:text-style-name="P2" svg:width="15.92cm" svg:height="21.196cm" svg:x="0cm" svg:y="0cm">
        <draw:image xlink:href="Pictures/10000000000002AA0000038CD980E868.png" xlink:type="simple" xlink:show="embed" xlink:actuate="onLoad">
          <text:p/>
        </draw:image>
      </draw:frame>
      <text:p text:style-name="P1"><draw:frame draw:style-name="fr1" text:anchor-type="as-char" svg:width="15.921cm" svg:height="22.04cm" draw:z-index="1"><draw:image xlink:href="Pictures/10000000000002A7000003AC2B3A6D08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text:anchor-type="as-char" svg:width="15.921cm" svg:height="21.197cm" draw:z-index="3"><draw:image xlink:href="Pictures/10000000000002AA0000038CD980E8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8%" fo:text-align="justify" style:justify-single-word="false"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맑은 고딕" fo:font-size="9pt" style:font-size-asian="9pt" style:font-name-complex="F" style:font-size-complex="9pt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맑은 고딕" fo:font-size="9pt" style:font-size-asian="9pt" style:font-name-complex="F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주재승</meta:initial-creator>
    <dc:creator>주재승</dc:creator>
    <meta:editing-cycles>1</meta:editing-cycles>
    <meta:print-date>2014-08-18T08:44:00</meta:print-date>
    <meta:creation-date>2014-08-18T08:21:00</meta:creation-date>
    <dc:date>2014-08-18T14:13:00</dc:date>
    <meta:editing-duration>PT1M17S</meta:editing-duration>
    <meta:generator>OpenOffice/4.1.1$Win32 OpenOffice.org_project/411m6$Build-9775</meta:generator>
    <meta:document-statistic meta:table-count="0" meta:image-count="2" meta:object-count="0" meta:page-count="2" meta:paragraph-count="2" meta:word-count="0" meta:character-count="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